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9f9f9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5cm" svg:stroke-color="#ffffff" draw:fill="none" draw:fill-color="#ffffff" fo:padding-top="0.025cm" fo:padding-bottom="0.025cm" fo:padding-left="0.025cm" fo:padding-right="0.025cm"/>
    </style:style>
    <style:style style:name="gr4" style:family="graphic" style:parent-style-name="standard">
      <style:graphic-properties svg:stroke-width="0.1cm" svg:stroke-color="#000000" draw:fill="none" draw:fill-color="#ffffff"/>
    </style:style>
    <style:style style:name="gr5" style:family="graphic" style:parent-style-name="standard">
      <style:graphic-properties svg:stroke-width="0.006cm" svg:stroke-color="#000000" draw:fill="none" draw:fill-color="#ffffff" fo:padding-top="-0.047cm" fo:padding-bottom="-0.047cm" fo:padding-left="-0.047cm" fo:padding-right="-0.047cm"/>
    </style:style>
    <style:style style:name="gr6" style:family="graphic" style:parent-style-name="standard">
      <style:graphic-properties svg:stroke-width="0.06cm" svg:stroke-color="#000000" draw:fill="none" draw:fill-color="#ffffff" fo:padding-top="-0.02cm" fo:padding-bottom="-0.02cm" fo:padding-left="-0.02cm" fo:padding-right="-0.02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cm" svg:y="-5cm"/>
          <draw:glue-point draw:id="6" svg:x="0cm" svg:y="5cm"/>
          <draw:glue-point draw:id="7" svg:x="5cm" svg:y="0cm"/>
          <draw:glue-point draw:id="8" svg:x="2.5cm" svg:y="2.5cm"/>
          <draw:rect draw:style-name="gr1" draw:layer="layout" svg:width="2cm" svg:height="2cm" svg:x="0cm" svg:y="0cm">
            <text:p/>
          </draw:rect>
          <draw:rect draw:style-name="gr2" draw:layer="layout" svg:width="2cm" svg:height="2cm" svg:x="0cm" svg:y="0cm">
            <text:p/>
          </draw:rect>
          <draw:polyline draw:style-name="gr3" draw:layer="layout" svg:width="1.4cm" svg:height="1cm" svg:x="0.3cm" svg:y="0.5cm" svg:viewBox="0 0 1401 1001" draw:points="0,0 400,0 1000,1001 1401,1001">
            <text:p/>
          </draw:polyline>
          <draw:polyline draw:style-name="gr4" draw:layer="layout" svg:width="1.4cm" svg:height="1cm" svg:x="0.3cm" svg:y="0.5cm" svg:viewBox="0 0 1401 1001" draw:points="0,0 400,0 1000,1001 1401,1001">
            <text:p/>
          </draw:polyline>
          <draw:polyline draw:style-name="gr3" draw:layer="layout" svg:width="1.4cm" svg:height="1cm" svg:x="0.3cm" svg:y="0.5cm" svg:viewBox="0 0 1401 1001" draw:points="1401,0 1000,0 400,1001 0,1001">
            <text:p/>
          </draw:polyline>
          <draw:polyline draw:style-name="gr4" draw:layer="layout" svg:width="1.4cm" svg:height="1cm" svg:x="0.3cm" svg:y="0.5cm" svg:viewBox="0 0 1401 1001" draw:points="1401,0 1000,0 400,1001 0,1001">
            <text:p/>
          </draw:polyline>
          <draw:polyline draw:style-name="gr5" draw:layer="layout" svg:width="0.2cm" svg:height="0.3cm" svg:x="0.5cm" svg:y="0.9cm" svg:viewBox="0 0 201 301" draw:points="0,301 0,0 201,0 201,301">
            <text:p/>
          </draw:polyline>
          <draw:line draw:style-name="gr6" draw:layer="layout" svg:x1="0.5cm" svg:y1="1cm" svg:x2="0.7cm" svg:y2="1cm">
            <text:p/>
          </draw:line>
          <draw:line draw:style-name="gr6" draw:layer="layout" svg:x1="0.9cm" svg:y1="0.4cm" svg:x2="1.1cm" svg:y2="0.4cm">
            <text:p/>
          </draw:line>
          <draw:line draw:style-name="gr6" draw:layer="layout" svg:x1="1cm" svg:y1="0.7cm" svg:x2="1cm" svg:y2="0.4cm">
            <text:p/>
          </draw:line>
          <draw:polyline draw:style-name="gr5" draw:layer="layout" svg:width="0.2cm" svg:height="0.3cm" svg:x="1.3cm" svg:y="0.9cm" svg:viewBox="0 0 201 301" draw:points="0,301 0,0 201,150 201,0 201,3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Switch ATM Symbol</dc:title>
    <meta:creation-date>2011-02-07T17:12:17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